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4_avg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006024096385542]</text:p>
          </table:table-cell>
          <table:table-cell office:value-type="string" calcext:value-type="string">
            <text:p>[4]</text:p>
          </table:table-cell>
          <table:table-cell office:value-type="float" office:value="0.34165675223852" calcext:value-type="float">
            <text:p>0.34165675223852</text:p>
          </table:table-cell>
          <table:table-cell office:value-type="float" office:value="0.179951027799901" calcext:value-type="float">
            <text:p>0.179951027799901</text:p>
          </table:table-cell>
          <table:table-cell office:value-type="float" office:value="0.602390635358843" calcext:value-type="float">
            <text:p>0.602390635358843</text:p>
          </table:table-cell>
          <table:table-cell office:value-type="float" office:value="0.184214992387645" calcext:value-type="float">
            <text:p>0.184214992387645</text:p>
          </table:table-cell>
          <table:table-cell office:value-type="float" office:value="0.400070353407691" calcext:value-type="float">
            <text:p>0.400070353407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34463276836158" calcext:value-type="float">
            <text:p>0.7344632768361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3026706231454]</text:p>
          </table:table-cell>
          <table:table-cell office:value-type="string" calcext:value-type="string">
            <text:p>[23]</text:p>
          </table:table-cell>
          <table:table-cell office:value-type="float" office:value="0.512703762030652" calcext:value-type="float">
            <text:p>0.512703762030652</text:p>
          </table:table-cell>
          <table:table-cell office:value-type="float" office:value="0.231592699706102" calcext:value-type="float">
            <text:p>0.231592699706102</text:p>
          </table:table-cell>
          <table:table-cell office:value-type="float" office:value="0.640715834072322" calcext:value-type="float">
            <text:p>0.640715834072322</text:p>
          </table:table-cell>
          <table:table-cell office:value-type="float" office:value="0.505104916283279" calcext:value-type="float">
            <text:p>0.505104916283279</text:p>
          </table:table-cell>
          <table:table-cell office:value-type="float" office:value="0.673401598060903" calcext:value-type="float">
            <text:p>0.673401598060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21461187214612" calcext:value-type="float">
            <text:p>0.7214611872146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7715582450832]</text:p>
          </table:table-cell>
          <table:table-cell office:value-type="string" calcext:value-type="string">
            <text:p>[12]</text:p>
          </table:table-cell>
          <table:table-cell office:value-type="float" office:value="0.485616345642455" calcext:value-type="float">
            <text:p>0.485616345642455</text:p>
          </table:table-cell>
          <table:table-cell office:value-type="float" office:value="0.340094879028429" calcext:value-type="float">
            <text:p>0.340094879028429</text:p>
          </table:table-cell>
          <table:table-cell office:value-type="float" office:value="0.651161203955607" calcext:value-type="float">
            <text:p>0.651161203955607</text:p>
          </table:table-cell>
          <table:table-cell office:value-type="float" office:value="0.266540195360493" calcext:value-type="float">
            <text:p>0.266540195360493</text:p>
          </table:table-cell>
          <table:table-cell office:value-type="float" office:value="0.684669104225289" calcext:value-type="float">
            <text:p>0.684669104225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45" calcext:value-type="float">
            <text:p>0.7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508771929824561]</text:p>
          </table:table-cell>
          <table:table-cell office:value-type="string" calcext:value-type="string">
            <text:p>[12]</text:p>
          </table:table-cell>
          <table:table-cell office:value-type="float" office:value="0.704318899374458" calcext:value-type="float">
            <text:p>0.704318899374458</text:p>
          </table:table-cell>
          <table:table-cell office:value-type="float" office:value="0.676340636589084" calcext:value-type="float">
            <text:p>0.676340636589084</text:p>
          </table:table-cell>
          <table:table-cell office:value-type="float" office:value="0.704868275024245" calcext:value-type="float">
            <text:p>0.704868275024245</text:p>
          </table:table-cell>
          <table:table-cell office:value-type="float" office:value="0.708113482827846" calcext:value-type="float">
            <text:p>0.708113482827846</text:p>
          </table:table-cell>
          <table:table-cell office:value-type="float" office:value="0.727953203056658" calcext:value-type="float">
            <text:p>0.727953203056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63546798029557" calcext:value-type="float">
            <text:p>0.7635467980295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584070796460177]</text:p>
          </table:table-cell>
          <table:table-cell office:value-type="string" calcext:value-type="string">
            <text:p>[25]</text:p>
          </table:table-cell>
          <table:table-cell office:value-type="float" office:value="0.726805495276084" calcext:value-type="float">
            <text:p>0.726805495276084</text:p>
          </table:table-cell>
          <table:table-cell office:value-type="float" office:value="0.717259637886575" calcext:value-type="float">
            <text:p>0.717259637886575</text:p>
          </table:table-cell>
          <table:table-cell office:value-type="float" office:value="0.737980054172237" calcext:value-type="float">
            <text:p>0.737980054172237</text:p>
          </table:table-cell>
          <table:table-cell office:value-type="float" office:value="0.734669537156174" calcext:value-type="float">
            <text:p>0.734669537156174</text:p>
          </table:table-cell>
          <table:table-cell office:value-type="float" office:value="0.71731275188935" calcext:value-type="float">
            <text:p>0.71731275188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517543859649122]</text:p>
          </table:table-cell>
          <table:table-cell office:value-type="string" calcext:value-type="string">
            <text:p>[14]</text:p>
          </table:table-cell>
          <table:table-cell office:value-type="float" office:value="0.170170849094764" calcext:value-type="float">
            <text:p>0.170170849094764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256737588652482" calcext:value-type="float">
            <text:p>0.256737588652482</text:p>
          </table:table-cell>
          <table:table-cell office:value-type="float" office:value="0.0148148148148148" calcext:value-type="float">
            <text:p>0.014814814814815</text:p>
          </table:table-cell>
          <table:table-cell office:value-type="float" office:value="0.394638239288571" calcext:value-type="float">
            <text:p>0.394638239288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67726161369193" calcext:value-type="float">
            <text:p>0.7677261613691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13138686131386]</text:p>
          </table:table-cell>
          <table:table-cell office:value-type="string" calcext:value-type="string">
            <text:p>[11]</text:p>
          </table:table-cell>
          <table:table-cell office:value-type="float" office:value="0.735492513431559" calcext:value-type="float">
            <text:p>0.735492513431559</text:p>
          </table:table-cell>
          <table:table-cell office:value-type="float" office:value="0.719510897495807" calcext:value-type="float">
            <text:p>0.719510897495807</text:p>
          </table:table-cell>
          <table:table-cell office:value-type="float" office:value="0.737417919770861" calcext:value-type="float">
            <text:p>0.737417919770861</text:p>
          </table:table-cell>
          <table:table-cell office:value-type="float" office:value="0.728996184115331" calcext:value-type="float">
            <text:p>0.728996184115331</text:p>
          </table:table-cell>
          <table:table-cell office:value-type="float" office:value="0.756045052344239" calcext:value-type="float">
            <text:p>0.756045052344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952380952381" calcext:value-type="float">
            <text:p>0.809523809523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937381404174574]</text:p>
          </table:table-cell>
          <table:table-cell office:value-type="string" calcext:value-type="string">
            <text:p>[16]</text:p>
          </table:table-cell>
          <table:table-cell office:value-type="float" office:value="0.775963812261381" calcext:value-type="float">
            <text:p>0.775963812261381</text:p>
          </table:table-cell>
          <table:table-cell office:value-type="float" office:value="0.744403747606879" calcext:value-type="float">
            <text:p>0.744403747606879</text:p>
          </table:table-cell>
          <table:table-cell office:value-type="float" office:value="0.769377930674296" calcext:value-type="float">
            <text:p>0.769377930674296</text:p>
          </table:table-cell>
          <table:table-cell office:value-type="float" office:value="0.794969474969475" calcext:value-type="float">
            <text:p>0.794969474969475</text:p>
          </table:table-cell>
          <table:table-cell office:value-type="float" office:value="0.795104095794872" calcext:value-type="float">
            <text:p>0.795104095794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779097387173397" calcext:value-type="float">
            <text:p>0.779097387173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624260355029586]</text:p>
          </table:table-cell>
          <table:table-cell office:value-type="string" calcext:value-type="string">
            <text:p>[8]</text:p>
          </table:table-cell>
          <table:table-cell office:value-type="float" office:value="0.749875716307197" calcext:value-type="float">
            <text:p>0.749875716307197</text:p>
          </table:table-cell>
          <table:table-cell office:value-type="float" office:value="0.746160380224932" calcext:value-type="float">
            <text:p>0.746160380224932</text:p>
          </table:table-cell>
          <table:table-cell office:value-type="float" office:value="0.760652418364829" calcext:value-type="float">
            <text:p>0.760652418364829</text:p>
          </table:table-cell>
          <table:table-cell office:value-type="float" office:value="0.722907417164272" calcext:value-type="float">
            <text:p>0.722907417164272</text:p>
          </table:table-cell>
          <table:table-cell office:value-type="float" office:value="0.769782649474754" calcext:value-type="float">
            <text:p>0.769782649474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17427385892116" calcext:value-type="float">
            <text:p>0.8174273858921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3450292397661]</text:p>
          </table:table-cell>
          <table:table-cell office:value-type="string" calcext:value-type="string">
            <text:p>[10]</text:p>
          </table:table-cell>
          <table:table-cell office:value-type="float" office:value="0.787471707169325" calcext:value-type="float">
            <text:p>0.787471707169325</text:p>
          </table:table-cell>
          <table:table-cell office:value-type="float" office:value="0.790944355017912" calcext:value-type="float">
            <text:p>0.790944355017912</text:p>
          </table:table-cell>
          <table:table-cell office:value-type="float" office:value="0.797230478615838" calcext:value-type="float">
            <text:p>0.797230478615838</text:p>
          </table:table-cell>
          <table:table-cell office:value-type="float" office:value="0.763156335229648" calcext:value-type="float">
            <text:p>0.763156335229648</text:p>
          </table:table-cell>
          <table:table-cell office:value-type="float" office:value="0.798555659813901" calcext:value-type="float">
            <text:p>0.798555659813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3932584269663" calcext:value-type="float">
            <text:p>0.8539325842696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740920096852299]</text:p>
          </table:table-cell>
          <table:table-cell office:value-type="string" calcext:value-type="string">
            <text:p>[14]</text:p>
          </table:table-cell>
          <table:table-cell office:value-type="float" office:value="0.82917616214763" calcext:value-type="float">
            <text:p>0.82917616214763</text:p>
          </table:table-cell>
          <table:table-cell office:value-type="float" office:value="0.829716814488388" calcext:value-type="float">
            <text:p>0.829716814488388</text:p>
          </table:table-cell>
          <table:table-cell office:value-type="float" office:value="0.831555432369879" calcext:value-type="float">
            <text:p>0.831555432369879</text:p>
          </table:table-cell>
          <table:table-cell office:value-type="float" office:value="0.813377269151508" calcext:value-type="float">
            <text:p>0.813377269151508</text:p>
          </table:table-cell>
          <table:table-cell office:value-type="float" office:value="0.842055132580743" calcext:value-type="float">
            <text:p>0.842055132580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07106598984772" calcext:value-type="float">
            <text:p>0.8071065989847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89808917197452]</text:p>
          </table:table-cell>
          <table:table-cell office:value-type="string" calcext:value-type="string">
            <text:p>[14]</text:p>
          </table:table-cell>
          <table:table-cell office:value-type="float" office:value="0.761137104179807" calcext:value-type="float">
            <text:p>0.761137104179807</text:p>
          </table:table-cell>
          <table:table-cell office:value-type="float" office:value="0.740724351813062" calcext:value-type="float">
            <text:p>0.740724351813062</text:p>
          </table:table-cell>
          <table:table-cell office:value-type="float" office:value="0.76484166231949" calcext:value-type="float">
            <text:p>0.76484166231949</text:p>
          </table:table-cell>
          <table:table-cell office:value-type="float" office:value="0.75227949975474" calcext:value-type="float">
            <text:p>0.75227949975474</text:p>
          </table:table-cell>
          <table:table-cell office:value-type="float" office:value="0.786702902831935" calcext:value-type="float">
            <text:p>0.7867029028319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67816091954023" calcext:value-type="float">
            <text:p>0.7678160919540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521229868228404]</text:p>
          </table:table-cell>
          <table:table-cell office:value-type="string" calcext:value-type="string">
            <text:p>[4]</text:p>
          </table:table-cell>
          <table:table-cell office:value-type="float" office:value="0.717773811379048" calcext:value-type="float">
            <text:p>0.717773811379048</text:p>
          </table:table-cell>
          <table:table-cell office:value-type="float" office:value="0.695010421314001" calcext:value-type="float">
            <text:p>0.695010421314001</text:p>
          </table:table-cell>
          <table:table-cell office:value-type="float" office:value="0.718696465001884" calcext:value-type="float">
            <text:p>0.718696465001884</text:p>
          </table:table-cell>
          <table:table-cell office:value-type="float" office:value="0.719076069198022" calcext:value-type="float">
            <text:p>0.719076069198022</text:p>
          </table:table-cell>
          <table:table-cell office:value-type="float" office:value="0.738312290002284" calcext:value-type="float">
            <text:p>0.738312290002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858407079646" calcext:value-type="float">
            <text:p>0.818584070796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797653958944281]</text:p>
          </table:table-cell>
          <table:table-cell office:value-type="string" calcext:value-type="string">
            <text:p>[12]</text:p>
          </table:table-cell>
          <table:table-cell office:value-type="float" office:value="0.755324476557069" calcext:value-type="float">
            <text:p>0.755324476557069</text:p>
          </table:table-cell>
          <table:table-cell office:value-type="float" office:value="0.752365186609353" calcext:value-type="float">
            <text:p>0.752365186609353</text:p>
          </table:table-cell>
          <table:table-cell office:value-type="float" office:value="0.738555985043244" calcext:value-type="float">
            <text:p>0.738555985043244</text:p>
          </table:table-cell>
          <table:table-cell office:value-type="float" office:value="0.755664951672984" calcext:value-type="float">
            <text:p>0.755664951672984</text:p>
          </table:table-cell>
          <table:table-cell office:value-type="float" office:value="0.774711782902696" calcext:value-type="float">
            <text:p>0.774711782902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46192893401015" calcext:value-type="float">
            <text:p>0.7461928934010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529411764705882]</text:p>
          </table:table-cell>
          <table:table-cell office:value-type="string" calcext:value-type="string">
            <text:p>[16]</text:p>
          </table:table-cell>
          <table:table-cell office:value-type="float" office:value="0.704698529734806" calcext:value-type="float">
            <text:p>0.704698529734806</text:p>
          </table:table-cell>
          <table:table-cell office:value-type="float" office:value="0.695279597626846" calcext:value-type="float">
            <text:p>0.695279597626846</text:p>
          </table:table-cell>
          <table:table-cell office:value-type="float" office:value="0.703330503198053" calcext:value-type="float">
            <text:p>0.703330503198053</text:p>
          </table:table-cell>
          <table:table-cell office:value-type="float" office:value="0.692631791783662" calcext:value-type="float">
            <text:p>0.692631791783662</text:p>
          </table:table-cell>
          <table:table-cell office:value-type="float" office:value="0.727552226330661" calcext:value-type="float">
            <text:p>0.72755222633066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62476093555967" calcext:value-type="float">
            <text:p>0.762476093555967</text:p>
          </table:table-cell>
          <table:table-cell table:number-columns-repeated="5"/>
          <table:table-cell table:formula="of:=AVERAGE([.I2:.I16])" office:value-type="float" office:value="0.65054572912165" calcext:value-type="float">
            <text:p>0.65054572912165</text:p>
          </table:table-cell>
          <table:table-cell table:formula="of:=AVERAGE([.J2:.J16])" office:value-type="float" office:value="0.591589825788697" calcext:value-type="float">
            <text:p>0.591589825788697</text:p>
          </table:table-cell>
          <table:table-cell table:formula="of:=AVERAGE([.K2:.K16])" office:value-type="float" office:value="0.694367492439607" calcext:value-type="float">
            <text:p>0.694367492439607</text:p>
          </table:table-cell>
          <table:table-cell table:formula="of:=AVERAGE([.L2:.L16])" office:value-type="float" office:value="0.610434462124659" calcext:value-type="float">
            <text:p>0.610434462124659</text:p>
          </table:table-cell>
          <table:table-cell table:formula="of:=AVERAGE([.M2:.M16])" office:value-type="float" office:value="0.705791136133636" calcext:value-type="float">
            <text:p>0.70579113613363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652631578947368" calcext:value-type="float">
            <text:p>0.65263157894736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53932584269663" calcext:value-type="float">
            <text:p>0.85393258426966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5747050995664" calcext:value-type="float">
            <text:p>0.05747050995664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08:05:38.837031772</dc:date>
    <meta:editing-duration>PT1M39S</meta:editing-duration>
    <meta:editing-cycles>2</meta:editing-cycles>
    <meta:generator>LibreOffice/6.0.7.3$Linux_X86_64 LibreOffice_project/00m0$Build-3</meta:generator>
    <meta:document-statistic meta:table-count="1" meta:cell-count="221" meta:object-count="0"/>
  </office:meta>
</office:document-meta>
</file>